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64da" officeooo:paragraph-rsid="000564da"/>
    </style:style>
    <style:style style:name="P2" style:family="paragraph" style:parent-style-name="Standard">
      <style:paragraph-properties fo:text-align="start" style:justify-single-word="false"/>
      <style:text-properties officeooo:paragraph-rsid="000564da"/>
    </style:style>
    <style:style style:name="P3" style:family="paragraph" style:parent-style-name="Standard">
      <style:paragraph-properties fo:text-align="start" style:justify-single-word="false"/>
      <style:text-properties officeooo:paragraph-rsid="0007cb69"/>
    </style:style>
    <style:style style:name="P4" style:family="paragraph" style:parent-style-name="Standard">
      <style:text-properties officeooo:paragraph-rsid="000564da"/>
    </style:style>
    <style:style style:name="P5" style:family="paragraph" style:parent-style-name="Standard">
      <style:paragraph-properties fo:text-align="start" style:justify-single-word="false"/>
      <style:text-properties officeooo:rsid="00065d52" officeooo:paragraph-rsid="00065d52"/>
    </style:style>
    <style:style style:name="P6" style:family="paragraph" style:parent-style-name="Standard">
      <style:paragraph-properties fo:text-align="start" style:justify-single-word="false"/>
      <style:text-properties officeooo:rsid="0007cb69" officeooo:paragraph-rsid="0007cb69"/>
    </style:style>
    <style:style style:name="P7" style:family="paragraph" style:parent-style-name="Text_20_body" style:list-style-name="L1"/>
    <style:style style:name="P8" style:family="paragraph" style:parent-style-name="Text_20_body">
      <style:paragraph-properties fo:text-align="start" style:justify-single-word="false"/>
      <style:text-properties officeooo:paragraph-rsid="000564da"/>
    </style:style>
    <style:style style:name="P9" style:family="paragraph" style:parent-style-name="Text_20_body" style:list-style-name="L2"/>
    <style:style style:name="P10" style:family="paragraph" style:parent-style-name="Text_20_body" style:list-style-name="L2">
      <style:paragraph-properties fo:margin-top="0cm" fo:margin-bottom="0cm" loext:contextual-spacing="false"/>
    </style:style>
    <style:style style:name="P11" style:family="paragraph" style:parent-style-name="Preformatted_20_Text">
      <style:paragraph-properties fo:text-align="start" style:justify-single-word="false"/>
      <style:text-properties officeooo:rsid="00065d52" officeooo:paragraph-rsid="00065d52"/>
    </style:style>
    <style:style style:name="P12" style:family="paragraph" style:parent-style-name="Preformatted_20_Text">
      <style:paragraph-properties fo:text-align="start" style:justify-single-word="false"/>
      <style:text-properties officeooo:rsid="0007cb69" officeooo:paragraph-rsid="0007cb69"/>
    </style:style>
    <style:style style:name="P13" style:family="paragraph" style:parent-style-name="Preformatted_20_Text">
      <style:paragraph-properties fo:margin-top="0cm" fo:margin-bottom="0.499cm" loext:contextual-spacing="false"/>
    </style:style>
    <style:style style:name="T1" style:family="text">
      <style:text-properties officeooo:rsid="000564da"/>
    </style:style>
    <style:style style:name="T2" style:family="text">
      <style:text-properties fo:font-weight="bold"/>
    </style:style>
    <style:style style:name="T3" style:family="text">
      <style:text-properties fo:color="#000000" style:text-line-through-style="none" style:text-line-through-type="none" style:text-underline-style="none" style:text-blinking="false" fo:background-color="#ffffff" loext:char-shading-value="0" loext:padding="0cm" loext:border="none"/>
    </style:style>
    <style:style style:name="T4" style:family="text">
      <style:text-properties fo:color="#000000" style:text-line-through-style="none" style:text-line-through-type="none" style:text-underline-style="none" officeooo:rsid="000564da" style:text-blinking="false" fo:background-color="#ffffff" loext:char-shading-value="0" loext:padding="0cm" loext:border="none"/>
    </style:style>
    <style:style style:name="T5" style:family="text">
      <style:text-properties fo:color="#000000" style:text-line-through-style="none" style:text-line-through-type="none" style:text-underline-style="none" officeooo:rsid="00065d52" style:text-blinking="false" fo:background-color="#ffffff" loext:char-shading-value="0" loext:padding="0cm" loext:border="none"/>
    </style:style>
    <style:style style:name="T6" style:family="text">
      <style:text-properties fo:color="#000000" style:text-line-through-style="none" style:text-line-through-type="none" style:text-underline-style="none" officeooo:rsid="0007cb69" style:text-blinking="false" fo:background-color="#ffffff" loext:char-shading-value="0" loext:padding="0cm" loext:border="none"/>
    </style:style>
    <style:style style:name="T7" style:family="text">
      <style:text-properties fo:color="#000000" style:text-line-through-style="none" style:text-line-through-type="none" style:text-underline-style="none" fo:font-weight="bold" officeooo:rsid="000564da" style:text-blinking="false" fo:background-color="#ffffff" loext:char-shading-value="0" loext:padding="0cm" loext:border="none"/>
    </style:style>
    <style:style style:name="T8" style:family="text">
      <style:text-properties fo:color="#000000" style:text-line-through-style="none" style:text-line-through-type="none" style:text-underline-style="none" fo:font-weight="bold" style:text-blinking="false" fo:background-color="#ffffff" loext:char-shading-value="0" loext:padding="0cm" loext:border="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1">a). what is perl ? Explain brief?</text:p>
      <text:p text:style-name="P1">Perl is a general-purpose programming language originally developed for text manipulation and now used for a wide range of tasks including system administration, web development, network programming, GUI development, and more.</text:p>
      <text:p text:style-name="P1">b). why do we use perl?</text:p>
      <text:p text:style-name="P1"><text:span text:style-name="T2">Perl</text:span> is a programming language which can be <text:span text:style-name="T2">used</text:span> for a large variety of tasks. A typical simple <text:span text:style-name="T2">use</text:span> of <text:span text:style-name="T2">Perl</text:span> would be for extracting information from a text file and printing out a report or for converting a text file into another form. ... <text:span text:style-name="T2">Perl</text:span> is implemented as an interpreted (not compiled) language.</text:p>
      <text:p text:style-name="P4"><text:span text:style-name="T1">c).what is difference between perl and python?</text:span></text:p>
      <text:p text:style-name="P4">Perl and Python are both scripting languages that are meant to produce little scripts that can be used for different applications. Perl is already an old established scripting language that has garnered wide support due to its comprehensive collection of <text:a xlink:type="simple" xlink:href="http://www.differencebetween.net/technology/difference-between-unix-and-linux/" text:style-name="Internet_20_link" text:visited-style-name="Visited_20_Internet_20_Link">UNIX</text:a> libraries. Because of the maturity of Perl, you can find and download a lot of modules that were created by the Perl community. In contrast, Python is relatively new but it has garnered a lot of attention due to its unorthodox way of doing things.</text:p>
      <text:p text:style-name="P2"><text:span text:style-name="T4">d)Tell me when we use perl and when we use python?</text:span></text:p>
      <text:p text:style-name="P8"><text:span text:style-name="T4">When to use perl:</text:span></text:p>
      <text:list xml:id="list2113311837093086917" text:style-name="L1">
        <text:list-item>
          <text:p text:style-name="P7">whenever you have to write a quick and dirty script that uses regular expressions or that executes system commands. Perl has been designed for automating operations on files and file systems; in fact, in perl to use regular expressions or to call system commands you don't need to import anything, while in python, you need to import a library to do these operations.</text:p>
        </text:list-item>
      </text:list>
      <text:p text:style-name="P8"><text:span text:style-name="T4">When to use python:</text:span></text:p>
      <text:list xml:id="list2451963650450424693" text:style-name="L2">
        <text:list-item>
          <text:p text:style-name="P10">whenever you need to use the script more than once. </text:p>
        </text:list-item>
        <text:list-item>
          <text:p text:style-name="P10">whenever there is a even remote possibility that one of your colleagues or someone else will ever use your script. </text:p>
        </text:list-item>
        <text:list-item>
          <text:p text:style-name="P9">whenever you need to use functions or objects. As I was saying before, the majority of perl scripts don't even include functions, because they are more difficult to write than in python. For example, in perl, you need to learn how to pass the reference to a variable, etc.. and this leads to scripts that are more difficult to understand (in perl).</text:p>
        </text:list-item>
      </text:list>
      <text:p text:style-name="P2"><text:span text:style-name="T4">2). what is datatype? What are different datatypes explain?</text:span></text:p>
      <text:p text:style-name="P2"><text:span text:style-name="T4"/></text:p>
      <text:p text:style-name="P2"><text:span text:style-name="T4">Perl is a loosely typed language and there is no need to specify a type for your data while using in your program. The Perl interpreter will choose the type based on the context of the data itself.</text:span></text:p>
      <text:p text:style-name="P2"><text:span text:style-name="T4"/></text:p>
      <text:p text:style-name="P2"><text:span text:style-name="T7">Scalar</text:span><text:span text:style-name="T4"> </text:span></text:p>
      <text:p text:style-name="Text_20_body">Scalars are simple variables. They are preceded by a dollar sign ($). A scalar is either a number, a string, or a reference. A reference is actually an address of a variable, which we will see in the upcoming chapters.</text:p>
      <text:p text:style-name="P2"><text:span text:style-name="T7">Arrays</text:span><text:span text:style-name="T4"> </text:span></text:p>
      <text:p text:style-name="Text_20_body">Arrays are ordered lists of scalars that you access with a numeric index, which starts with 0. They are preceded by an "at" sign (@).</text:p>
      <text:p text:style-name="P2"><text:span text:style-name="T7"/></text:p>
      <text:p text:style-name="P2"><text:soft-page-break/><text:span text:style-name="T7">Hashes</text:span><text:span text:style-name="T4"> </text:span></text:p>
      <text:p text:style-name="Text_20_body">Hashes are unordered sets of key/value pairs that you access using the keys as subscripts. They are preceded by a percent sign (%).</text:p>
      <text:p text:style-name="P2"><text:span text:style-name="T3"><text:line-break/></text:span><text:span text:style-name="T5">b).</text:span></text:p>
      <text:p text:style-name="P2"><text:span text:style-name="T5"><text:tab/>$a <text:s/>= 5.0;</text:span></text:p>
      <text:p text:style-name="P2"><text:span text:style-name="T5"><text:tab/>$b = “5”;</text:span></text:p>
      <text:p text:style-name="P2"><text:span text:style-name="T5"><text:tab/>print “$a + $b”;</text:span></text:p>
      <text:p text:style-name="P5"><text:span text:style-name="T3">o/p <text:s text:c="6"/>10</text:span></text:p>
      <text:p text:style-name="P5"><text:span text:style-name="T3"><text:tab/>print “$a eq $b;</text:span></text:p>
      <text:p text:style-name="P5"><text:span text:style-name="T3">o/p <text:s text:c="6"/>1 </text:span></text:p>
      <text:p text:style-name="P5"><text:span text:style-name="T3"/></text:p>
      <text:p text:style-name="P5"><text:span text:style-name="T3">3). how exactly interpretation of integer scalar datatypes and string scalar datatypes?</text:span></text:p>
      <text:p text:style-name="P5"><text:span text:style-name="T3"/></text:p>
      <text:p text:style-name="P5"><text:span text:style-name="T3"/></text:p>
      <text:p text:style-name="P5"><text:span text:style-name="T3">4). what is hash?example?</text:span></text:p>
      <text:p text:style-name="P5"><text:span text:style-name="T3">A hash is a set of </text:span><text:span text:style-name="T8">key/value</text:span><text:span text:style-name="T3"> pairs. Hash variables are preceded by a percent (%) sign. To refer to a single element of a hash, you will use the hash variable name preceded by a "$" sign and followed by the "key" associated with the value in curly brackets..</text:span></text:p>
      <text:p text:style-name="P5"><text:span text:style-name="T3"/></text:p>
      <text:p text:style-name="P5"><text:span text:style-name="T3"/></text:p>
      <text:p text:style-name="P11"><text:span text:style-name="T3">%data = ('John Paul', 45, 'Lisa', 30, 'Kumar', 40);</text:span></text:p>
      <text:p text:style-name="Preformatted_20_Text"/>
      <text:p text:style-name="Preformatted_20_Text">print "\$data{'John Paul'} = $data{'John Paul'}\n";</text:p>
      <text:p text:style-name="Preformatted_20_Text">print "\$data{'Lisa'} = $data{'Lisa'}\n";</text:p>
      <text:p text:style-name="P13">print "\$data{'Kumar'} = $data{'Kumar'}\n";</text:p>
      <text:p text:style-name="P6"><text:span text:style-name="T3">print %data;</text:span></text:p>
      <text:p text:style-name="P6"><text:span text:style-name="T3"/></text:p>
      <text:p text:style-name="P3"><text:span text:style-name="T6"># <text:s/></text:span><text:span text:style-name="T3">Lisa30Kumar40John Paul45</text:span></text:p>
      <text:p text:style-name="P6"><text:span text:style-name="T3"/></text:p>
      <text:p text:style-name="P6"><text:span text:style-name="T3">5). what is array datatype ? Explain?</text:span></text:p>
      <text:p text:style-name="P3"><text:span text:style-name="T6">An array is a variable that stores an ordered list of scalar values. Array variables are preceded by an "at" (@) sign. To refer to a single element of an array, you will use the dollar sign ($) with the variable name followed by the index of the element in square brackets.<text:line-break/></text:span></text:p>
      <text:p text:style-name="P3"><text:span text:style-name="T3">@ages = (25, 30, 40); <text:s text:c="12"/></text:span></text:p>
      <text:p text:style-name="Preformatted_20_Text">@names = ("John Paul", "Lisa", "Kumar");</text:p>
      <text:p text:style-name="Preformatted_20_Text"/>
      <text:p text:style-name="Preformatted_20_Text">print "\$ages[0] = $ages[0]\n";</text:p>
      <text:p text:style-name="Preformatted_20_Text">print "\$ages[1] = $ages[1]\n";</text:p>
      <text:p text:style-name="Preformatted_20_Text">print "\$ages[2] = $ages[2]\n";</text:p>
      <text:p text:style-name="Preformatted_20_Text">print "\$names[0] = $names[0]\n";</text:p>
      <text:p text:style-name="Preformatted_20_Text">print "\$names[1] = $names[1]\n";</text:p>
      <text:p text:style-name="P13">print "\$names[2] = $names[2]\n";</text:p>
      <text:p text:style-name="P6"><text:span text:style-name="T3">b). Array operations?</text:span></text:p>
      <text:p text:style-name="P6"><text:span text:style-name="T3"/></text:p>
      <text:p text:style-name="P12"><text:span text:style-name="T3">@</text:span></text:p>
      <text:p text:style-name="Preformatted_20_Text">coins = ("Quarter","Dime","Nickel");</text:p>
      <text:p text:style-name="Preformatted_20_Text">print "1. \@coins <text:s/>= @coins\n";</text:p>
      <text:p text:style-name="Preformatted_20_Text"/>
      <text:p text:style-name="Preformatted_20_Text"># add one element at the end of the array</text:p>
      <text:p text:style-name="Preformatted_20_Text">push(@coins, "Penny");</text:p>
      <text:p text:style-name="Preformatted_20_Text">print "2. \@coins <text:s/>= @coins\n";</text:p>
      <text:p text:style-name="Preformatted_20_Text"><text:soft-page-break/></text:p>
      <text:p text:style-name="Preformatted_20_Text"># add one element at the beginning of the array</text:p>
      <text:p text:style-name="Preformatted_20_Text">unshift(@coins, "Dollar");</text:p>
      <text:p text:style-name="Preformatted_20_Text">print "3. \@coins <text:s/>= @coins\n";</text:p>
      <text:p text:style-name="Preformatted_20_Text"/>
      <text:p text:style-name="Preformatted_20_Text"># remove one element from the last of the array.</text:p>
      <text:p text:style-name="Preformatted_20_Text">pop(@coins);</text:p>
      <text:p text:style-name="Preformatted_20_Text">print "4. \@coins <text:s/>= @coins\n";</text:p>
      <text:p text:style-name="Preformatted_20_Text"/>
      <text:p text:style-name="Preformatted_20_Text"># remove one element from the beginning of the array.</text:p>
      <text:p text:style-name="Preformatted_20_Text">shift(@coins);</text:p>
      <text:p text:style-name="P13">print "5. \@coins <text:s/>= @coins\n";</text:p>
      <text:p text:style-name="P6"><text:span text:style-name="T3">c) Correct me</text:span></text:p>
      <text:p text:style-name="P6"><text:span text:style-name="T3"><text:s/>@planet = qw(“venus”,”urvas”,”earth”);</text:span></text:p>
      <text:p text:style-name="P6"><text:span text:style-name="T3"/></text:p>
      <text:p text:style-name="P6"><text:span text:style-name="T3">Ans : @planet = qw(venus,urvas,eart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7:47:58.711615661</meta:creation-date>
    <dc:date>2017-09-14T18:17:05.952529365</dc:date>
    <meta:editing-duration>PT8M36S</meta:editing-duration>
    <meta:editing-cycles>1</meta:editing-cycles>
    <meta:document-statistic meta:table-count="0" meta:image-count="0" meta:object-count="0" meta:page-count="3" meta:paragraph-count="67" meta:word-count="804" meta:character-count="4690" meta:non-whitespace-character-count="3911"/>
    <meta:generator>LibreOffice/5.1.6.2$Linux_X86_64 LibreOffice_project/10m0$Build-2</meta:generator>
  </office:meta>
</office:document-meta>
</file>